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.5299in" table:align="left"/>
    </style:style>
    <style:style style:name="Table2.A" style:family="table-column">
      <style:table-column-properties style:column-width="2.0493in"/>
    </style:style>
    <style:style style:name="Table2.B" style:family="table-column">
      <style:table-column-properties style:column-width="0.6278in"/>
    </style:style>
    <style:style style:name="Table2.C" style:family="table-column">
      <style:table-column-properties style:column-width="0.6326in"/>
    </style:style>
    <style:style style:name="Table2.D" style:family="table-column">
      <style:table-column-properties style:column-width="0.5896in"/>
    </style:style>
    <style:style style:name="Table2.E" style:family="table-column">
      <style:table-column-properties style:column-width="0.6306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99in" table:align="left"/>
    </style:style>
    <style:style style:name="Table1.A" style:family="table-column">
      <style:table-column-properties style:column-width="2.0493in"/>
    </style:style>
    <style:style style:name="Table1.B" style:family="table-column">
      <style:table-column-properties style:column-width="0.6278in"/>
    </style:style>
    <style:style style:name="Table1.C" style:family="table-column">
      <style:table-column-properties style:column-width="0.6326in"/>
    </style:style>
    <style:style style:name="Table1.D" style:family="table-column">
      <style:table-column-properties style:column-width="0.5896in"/>
    </style:style>
    <style:style style:name="Table1.E" style:family="table-column">
      <style:table-column-properties style:column-width="0.6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0pt" style:font-size-asian="10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New" fo:font-size="10pt" style:font-size-asian="10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Courier New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" fo:font-size="10pt" style:font-size-asian="10pt"/>
    </style:style>
    <style:style style:name="P5" style:family="paragraph" style:parent-style-name="Text_20_body">
      <style:paragraph-properties fo:text-align="center" style:justify-single-word="false"/>
      <style:text-properties fo:font-size="11pt" officeooo:rsid="0013eb7c" officeooo:paragraph-rsid="0013eb7c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fo:font-size="11pt" officeooo:rsid="001514e9" officeooo:paragraph-rsid="00197804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fo:font-size="11pt" fo:language="en" fo:country="US" officeooo:rsid="0013eb7c" officeooo:paragraph-rsid="0013eb7c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font-size="11pt" fo:language="en" fo:country="US" officeooo:rsid="001514e9" officeooo:paragraph-rsid="001514e9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fo:font-size="11pt" fo:language="en" fo:country="US" officeooo:rsid="00197804" officeooo:paragraph-rsid="00197804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fo:language="en" fo:country="US" officeooo:rsid="00197804" officeooo:paragraph-rsid="0016a030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fo:font-size="11pt" fo:language="en" fo:country="US" officeooo:rsid="0016a030" officeooo:paragraph-rsid="0016a030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fo:font-size="11pt" fo:language="en" fo:country="US" officeooo:rsid="0016a030" officeooo:paragraph-rsid="00176381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officeooo:paragraph-rsid="00197804"/>
    </style:style>
    <style:style style:name="P14" style:family="paragraph" style:parent-style-name="Title">
      <style:text-properties officeooo:rsid="0013eb7c" officeooo:paragraph-rsid="0013eb7c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176381" officeooo:paragraph-rsid="00176381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197804" officeooo:paragraph-rsid="00197804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76381"/>
    </style:style>
    <style:style style:name="P19" style:family="paragraph" style:parent-style-name="Table_20_Contents">
      <style:paragraph-properties fo:text-align="center" style:justify-single-word="false"/>
      <style:text-properties officeooo:rsid="001ae3d2" officeooo:paragraph-rsid="001ae3d2"/>
    </style:style>
    <style:style style:name="P20" style:family="paragraph" style:parent-style-name="Standard">
      <style:paragraph-properties fo:text-align="center" style:justify-single-word="false"/>
      <style:text-properties fo:color="#000000" style:font-name="Courier New" fo:font-size="10pt" style:font-size-asian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Courier New" fo:font-size="10pt" officeooo:rsid="0016a030" officeooo:paragraph-rsid="0016a030" style:font-size-asian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officeooo:rsid="00197804" officeooo:paragraph-rsid="0016a030" style:font-size-asian="10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Courier New" fo:font-size="10pt" officeooo:rsid="0016a030" officeooo:paragraph-rsid="0016a030" style:font-size-asian="10pt"/>
    </style:style>
    <style:style style:name="P24" style:family="paragraph" style:parent-style-name="Standard">
      <style:paragraph-properties fo:text-align="start" style:justify-single-word="false"/>
      <style:text-properties fo:color="#000000" style:font-name="Courier New" fo:font-size="10pt" officeooo:rsid="001c9fcd" officeooo:paragraph-rsid="001c9fcd" style:font-size-asian="10pt"/>
    </style:style>
    <style:style style:name="P25" style:family="paragraph" style:parent-style-name="Standard">
      <style:paragraph-properties fo:text-align="start" style:justify-single-word="false"/>
      <style:text-properties fo:color="#000000" style:font-name="Courier New" fo:font-size="10pt" fo:font-weight="bold" officeooo:rsid="001c9fcd" officeooo:paragraph-rsid="001c9fcd" style:font-size-asian="10p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Courier New" fo:font-size="10pt" style:text-underline-style="solid" style:text-underline-width="auto" style:text-underline-color="font-color" officeooo:rsid="001c9fcd" officeooo:paragraph-rsid="001c9fcd" style:font-size-asian="8.75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style:font-name="Courier New" fo:font-size="8pt" officeooo:rsid="001c9fcd" officeooo:paragraph-rsid="001c9fcd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fo:color="#000000" style:font-name="Courier New" fo:font-size="8pt" style:text-underline-style="none" officeooo:rsid="001c9fcd" officeooo:paragraph-rsid="001c9fcd" style:font-size-asian="7pt" style:font-size-complex="8pt"/>
    </style:style>
    <style:style style:name="P29" style:family="paragraph" style:parent-style-name="Text_20_body" style:list-style-name="L1">
      <style:paragraph-properties fo:text-align="start" style:justify-single-word="false"/>
      <style:text-properties fo:font-size="11pt" fo:language="en" fo:country="US" officeooo:rsid="0016a030" officeooo:paragraph-rsid="0016a030" style:font-size-asian="11pt" style:font-size-complex="11pt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6a030" officeooo:paragraph-rsid="00176381"/>
    </style:style>
    <style:style style:name="P31" style:family="paragraph" style:parent-style-name="Text_20_body">
      <style:paragraph-properties fo:text-align="start" style:justify-single-word="false"/>
      <style:text-properties officeooo:rsid="0016a030" officeooo:paragraph-rsid="001c9fcd"/>
    </style:style>
    <style:style style:name="T1" style:family="text">
      <style:text-properties fo:language="tr" fo:country="TR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7804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font-size="11pt" fo:language="en" fo:country="US" officeooo:rsid="0016a030" style:font-size-asian="11pt" style:font-size-complex="11pt"/>
    </style:style>
    <style:style style:name="T6" style:family="text">
      <style:text-properties fo:font-size="11pt" fo:language="en" fo:country="US" officeooo:rsid="00176381" style:font-size-asian="11pt" style:font-size-complex="11pt"/>
    </style:style>
    <style:style style:name="T7" style:family="text">
      <style:text-properties fo:font-size="11pt" fo:language="en" fo:country="US" officeooo:rsid="0018d149" style:font-size-asian="11pt" style:font-size-complex="11pt"/>
    </style:style>
    <style:style style:name="T8" style:family="text">
      <style:text-properties fo:font-size="11pt" fo:language="en" fo:country="US" officeooo:rsid="00197804" style:font-size-asian="11pt" style:font-size-complex="11pt"/>
    </style:style>
    <style:style style:name="T9" style:family="text">
      <style:text-properties fo:font-size="11pt" fo:language="en" fo:country="US" fo:font-weight="bold" officeooo:rsid="00197804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 461 Homework 2</text:p>
      <text:p text:style-name="P5">Serkan Demirci - <text:span text:style-name="T2">21201619</text:span></text:p>
      <text:p text:style-name="P5">Batuhan T<text:span text:style-name="T1">üter <text:s text:c="2"/>- </text:span><text:span text:style-name="T2">21200624</text:span></text:p>
      <text:p text:style-name="P7">Section 1</text:p>
      <text:p text:style-name="P7"/>
      <text:p text:style-name="P8">We used Java programming to implement for solving 8 puzzle problem.</text:p>
      <text:p text:style-name="P8"/>
      <text:p text:style-name="P6"><text:span text:style-name="T2">*</text:span><text:span text:style-name="T3">Code is available at:</text:span></text:p>
      <text:p text:style-name="P9"><text:s/>https://github.com/tuterbatuhan/EightPuzzle/</text:p>
      <text:p text:style-name="P8"/>
      <text:p text:style-name="P11">We tested our program for 4 different beam width (W) values in order of W = 1,2,3,4. We applied these test cases into 2 different implementation of beam search, since it was not stated clearly that which implementation is required from us:</text:p>
      <text:list xml:id="list5472664876203750127" text:style-name="L1">
        <text:list-item>
          <text:p text:style-name="P29">When our algorithm finds a previously visited state, it discards that state and it does not include that state into count of beam width (W).</text:p>
        </text:list-item>
      </text:list>
      <text:p text:style-name="P13"><text:span text:style-name="T5"><text:tab/>Our results </text:span><text:span text:style-name="T6">for 1000 board conf</text:span><text:span text:style-name="T7">i</text:span><text:span text:style-name="T6">gurations</text:span><text:span text:style-name="T5">: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W = 1</text:p>
          </table:table-cell>
          <table:table-cell table:style-name="Table2.A1" office:value-type="string">
            <text:p text:style-name="P15">W = 2</text:p>
          </table:table-cell>
          <table:table-cell table:style-name="Table2.A1" office:value-type="string">
            <text:p text:style-name="P15">W = 3</text:p>
          </table:table-cell>
          <table:table-cell table:style-name="Table2.E1" office:value-type="string">
            <text:p text:style-name="P15">W = 4</text:p>
          </table:table-cell>
        </table:table-row>
        <table:table-row>
          <table:table-cell table:style-name="Table2.A2" office:value-type="string">
            <text:p text:style-name="P15"># of solution found</text:p>
          </table:table-cell>
          <table:table-cell table:style-name="Table2.A2" office:value-type="string">
            <text:p text:style-name="P16">155</text:p>
          </table:table-cell>
          <table:table-cell table:style-name="Table2.A2" office:value-type="string">
            <text:p text:style-name="P19">1000</text:p>
          </table:table-cell>
          <table:table-cell table:style-name="Table2.A2" office:value-type="string">
            <text:p text:style-name="P19">1000</text:p>
          </table:table-cell>
          <table:table-cell table:style-name="Table2.E2" office:value-type="string">
            <text:p text:style-name="P19">1000</text:p>
          </table:table-cell>
        </table:table-row>
      </table:table>
      <text:p text:style-name="P12"><text:tab/><text:tab/></text:p>
      <text:list xml:id="list153429967653747" text:continue-numbering="true" text:style-name="L1">
        <text:list-item>
          <text:p text:style-name="P29">When our algorithm finds a previously visited state, it discards that state but it includes that state into count of beam width (W). </text:p>
          <text:p text:style-name="P30"><text:span text:style-name="T4">Our results </text:span><text:span text:style-name="T6">for 1000 board conf</text:span><text:span text:style-name="T7">i</text:span><text:span text:style-name="T6">gurations</text:span><text:span text:style-name="T4">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W = 1</text:p>
          </table:table-cell>
          <table:table-cell table:style-name="Table1.A1" office:value-type="string">
            <text:p text:style-name="P15">W = 2</text:p>
          </table:table-cell>
          <table:table-cell table:style-name="Table1.A1" office:value-type="string">
            <text:p text:style-name="P15">W = 3</text:p>
          </table:table-cell>
          <table:table-cell table:style-name="Table1.E1" office:value-type="string">
            <text:p text:style-name="P15">W = 4</text:p>
          </table:table-cell>
        </table:table-row>
        <table:table-row>
          <table:table-cell table:style-name="Table1.A2" office:value-type="string">
            <text:p text:style-name="P15"># of solution found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0">991</text:p>
          </table:table-cell>
          <table:table-cell table:style-name="Table1.A2" office:value-type="string">
            <text:p text:style-name="P16">1000</text:p>
          </table:table-cell>
          <table:table-cell table:style-name="Table1.E2" office:value-type="string">
            <text:p text:style-name="P16">1000</text:p>
          </table:table-cell>
        </table:table-row>
      </table:table>
      <text:p text:style-name="P11"/>
      <text:p text:style-name="P31"><text:span text:style-name="T4">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span text:style-name="T9">An example output taken from our program:</text:span></text:p>
      <text:p text:style-name="P10"><text:tab/></text:p>
      <text:p text:style-name="P22"><draw:frame text:anchor-type="paragraph" draw:z-index="0" draw:style-name="gr1" svg:width="5.2921in" svg:height="0.9795in" svg:x="0.2161in" svg:y="-7.5236in"><draw:text-box><text:p/></draw:text-box></draw:frame>1000 distinct board configuration will be tested using beam sort (w = 1): </text:p>
      <text:p text:style-name="P3">Example Solution : </text:p>
      <text:p text:style-name="P3">Inital Configuration of the puzzle:</text:p>
      <text:p text:style-name="P2"/>
      <text:p text:style-name="P2"/>
      <text:p text:style-name="P3">---------</text:p>
      <text:p text:style-name="P3">|1||3||6|</text:p>
      <text:p text:style-name="P3">---------</text:p>
      <text:p text:style-name="P3">| ||2||8|</text:p>
      <text:p text:style-name="P3">---------</text:p>
      <text:p text:style-name="P3">|4||7||5|</text:p>
      <text:p text:style-name="P3">---------</text:p>
      <text:p text:style-name="P2"/>
      <text:p text:style-name="P3">Move 1 : DOWN</text:p>
      <text:p text:style-name="P2"/>
      <text:p text:style-name="P3">---------</text:p>
      <text:p text:style-name="P3">|1||3||6|</text:p>
      <text:p text:style-name="P3">---------</text:p>
      <text:p text:style-name="P3">|4||2||8|</text:p>
      <text:p text:style-name="P3">---------</text:p>
      <text:p text:style-name="P3">| ||7||5|</text:p>
      <text:p text:style-name="P3">---------</text:p>
      <text:p text:style-name="P2"/>
      <text:p text:style-name="P3">Move 2 : RIGHT</text:p>
      <text:p text:style-name="P2"/>
      <text:p text:style-name="P3">---------</text:p>
      <text:p text:style-name="P3">|1||3||6|</text:p>
      <text:p text:style-name="P3">---------</text:p>
      <text:p text:style-name="P3">|4||2||8|</text:p>
      <text:p text:style-name="P3">---------</text:p>
      <text:p text:style-name="P3">|7|| ||5|</text:p>
      <text:p text:style-name="P3">---------</text:p>
      <text:p text:style-name="P2"/>
      <text:p text:style-name="P3">Move 3 : RIGHT</text:p>
      <text:p text:style-name="P2"/>
      <text:p text:style-name="P3">---------</text:p>
      <text:p text:style-name="P3">|1||3||6|</text:p>
      <text:p text:style-name="P3">---------</text:p>
      <text:p text:style-name="P3">|4||2||8|</text:p>
      <text:p text:style-name="P3">---------</text:p>
      <text:p text:style-name="P3">|7||5|| |</text:p>
      <text:p text:style-name="P3">---------</text:p>
      <text:p text:style-name="P2"/>
      <text:p text:style-name="P3">Move 4 : UP</text:p>
      <text:p text:style-name="P2"/>
      <text:p text:style-name="P3">---------</text:p>
      <text:p text:style-name="P3">|1||3||6|</text:p>
      <text:p text:style-name="P3">---------</text:p>
      <text:p text:style-name="P3">|4||2|| |</text:p>
      <text:p text:style-name="P3">---------</text:p>
      <text:p text:style-name="P3">|7||5||8|</text:p>
      <text:p text:style-name="P3">---------</text:p>
      <text:p text:style-name="P2"/>
      <text:p text:style-name="P3">Move 5 : UP</text:p>
      <text:p text:style-name="P2"/>
      <text:p text:style-name="P3">---------</text:p>
      <text:p text:style-name="P3">|1||3|| |</text:p>
      <text:p text:style-name="P3">---------</text:p>
      <text:p text:style-name="P3">|4||2||6|</text:p>
      <text:p text:style-name="P3"><text:soft-page-break/>---------</text:p>
      <text:p text:style-name="P3">|7||5||8|</text:p>
      <text:p text:style-name="P3">---------</text:p>
      <text:p text:style-name="P2"/>
      <text:p text:style-name="P3">Move 6 : LEFT</text:p>
      <text:p text:style-name="P2"/>
      <text:p text:style-name="P3">---------</text:p>
      <text:p text:style-name="P3">|1|| ||3|</text:p>
      <text:p text:style-name="P3">---------</text:p>
      <text:p text:style-name="P3">|4||2||6|</text:p>
      <text:p text:style-name="P3">---------</text:p>
      <text:p text:style-name="P3">|7||5||8|</text:p>
      <text:p text:style-name="P3">---------</text:p>
      <text:p text:style-name="P2"/>
      <text:p text:style-name="P3">Move 7 : DOWN</text:p>
      <text:p text:style-name="P2"/>
      <text:p text:style-name="P3">---------</text:p>
      <text:p text:style-name="P3">|1||2||3|</text:p>
      <text:p text:style-name="P3">---------</text:p>
      <text:p text:style-name="P3">|4|| ||6|</text:p>
      <text:p text:style-name="P3">---------</text:p>
      <text:p text:style-name="P3">|7||5||8|</text:p>
      <text:p text:style-name="P3">---------</text:p>
      <text:p text:style-name="P2"/>
      <text:p text:style-name="P3">Move 8 : DOWN</text:p>
      <text:p text:style-name="P1"/>
      <text:p text:style-name="P4">---------</text:p>
      <text:p text:style-name="P4">|1||2||3|</text:p>
      <text:p text:style-name="P4">---------</text:p>
      <text:p text:style-name="P4">|4||5||6|</text:p>
      <text:p text:style-name="P4">---------</text:p>
      <text:p text:style-name="P4">|7|| ||8|</text:p>
      <text:p text:style-name="P4">---------</text:p>
      <text:p text:style-name="P1"/>
      <text:p text:style-name="P4">Move 9 : RIGHT</text:p>
      <text:p text:style-name="P1"/>
      <text:p text:style-name="P4">---------</text:p>
      <text:p text:style-name="P4">|1||2||3|</text:p>
      <text:p text:style-name="P4">---------</text:p>
      <text:p text:style-name="P4">|4||5||6|</text:p>
      <text:p text:style-name="P4">---------</text:p>
      <text:p text:style-name="P4">|7||8|| |</text:p>
      <text:p text:style-name="P4">---------</text:p>
      <text:p text:style-name="P1"/>
      <text:p text:style-name="P21">Successfully solved 1 of 1000 puzzles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CODES:</text:p>
      <text:p text:style-name="P24"><text:line-break/></text:p>
      <text:p text:style-name="P24"><text:span text:style-name="T10">EightPuzzle.java</text:span><text:line-break/></text:p>
      <text:p text:style-name="P27">import java.util.HashSet;</text:p>
      <text:p text:style-name="P27">import java.util.LinkedList;</text:p>
      <text:p text:style-name="P27">import java.util.List;</text:p>
      <text:p text:style-name="P27">import java.util.Queue;</text:p>
      <text:p text:style-name="P27">import java.util.Set;</text:p>
      <text:p text:style-name="P27"/>
      <text:p text:style-name="P27">/**</text:p>
      <text:p text:style-name="P27"><text:s/>* Driver class that tests beam search on the Eight Puzzle problem</text:p>
      <text:p text:style-name="P27"><text:s/>*</text:p>
      <text:p text:style-name="P27"><text:s/>*/</text:p>
      <text:p text:style-name="P27">public class EightPuzzle </text:p>
      <text:p text:style-name="P27">{</text:p>
      <text:p text:style-name="P27"><text:tab/>public static void main(String[] args) </text:p>
      <text:p text:style-name="P27"><text:tab/>{</text:p>
      <text:p text:style-name="P27"><text:tab/><text:tab/>final int TEST_SIZE = 1000; //# of tests</text:p>
      <text:p text:style-name="P27"><text:tab/><text:tab/>final int W = 2; <text:tab/><text:tab/><text:tab/>//Beam size</text:p>
      <text:p text:style-name="P27"><text:tab/><text:tab/></text:p>
      <text:p text:style-name="P27"><text:tab/><text:tab/>System.out.println(TEST_SIZE + " distinct board configuration will be tested"</text:p>
      <text:p text:style-name="P27"><text:tab/><text:tab/><text:tab/><text:tab/>+ " using beam sort (w = " + W + "): ");</text:p>
      <text:p text:style-name="P27"><text:tab/><text:tab/></text:p>
      <text:p text:style-name="P27"><text:tab/><text:tab/></text:p>
      <text:p text:style-name="P27"><text:tab/><text:tab/>//Create a new state factory with given</text:p>
      <text:p text:style-name="P27"><text:tab/><text:tab/>StateFactory factory = new StateFactory();</text:p>
      <text:p text:style-name="P27"><text:tab/><text:tab/></text:p>
      <text:p text:style-name="P27"><text:tab/><text:tab/>//Create startStates and goal state using factory</text:p>
      <text:p text:style-name="P27"><text:tab/><text:tab/>Set&lt;State&gt; set = factory.getRandomStates(TEST_SIZE);</text:p>
      <text:p text:style-name="P27"><text:tab/><text:tab/>State goalState = factory.getSolvedState();</text:p>
      <text:p text:style-name="P27"><text:tab/><text:tab/></text:p>
      <text:p text:style-name="P27"><text:tab/><text:tab/>int solvedCount=0; // # of solved puzzles</text:p>
      <text:p text:style-name="P27"><text:tab/><text:tab/>Path solutionPath;</text:p>
      <text:p text:style-name="P27"><text:tab/><text:tab/>boolean solutionPrinted = false;</text:p>
      <text:p text:style-name="P27"><text:tab/><text:tab/>for(State s : set)</text:p>
      <text:p text:style-name="P27"><text:tab/><text:tab/>{</text:p>
      <text:p text:style-name="P27"><text:tab/><text:tab/><text:tab/>solutionPath = beamSearch(s, goalState, W);</text:p>
      <text:p text:style-name="P27"><text:tab/><text:tab/><text:tab/>if(solutionPath != null)//If solved</text:p>
      <text:p text:style-name="P27"><text:tab/><text:tab/><text:tab/><text:tab/>solvedCount++;</text:p>
      <text:p text:style-name="P27"><text:tab/><text:tab/><text:tab/></text:p>
      <text:p text:style-name="P27"><text:tab/><text:tab/><text:tab/>if (!solutionPrinted &amp;&amp; solutionPath!=null)</text:p>
      <text:p text:style-name="P27"><text:tab/><text:tab/><text:tab/>{</text:p>
      <text:p text:style-name="P27"><text:tab/><text:tab/><text:tab/><text:tab/>System.out.println("Example Solution : ");</text:p>
      <text:p text:style-name="P27"><text:tab/><text:tab/><text:tab/><text:tab/>System.out.println(solutionPath);</text:p>
      <text:p text:style-name="P27"><text:tab/><text:tab/><text:tab/><text:tab/>solutionPrinted = true;</text:p>
      <text:p text:style-name="P27"><text:tab/><text:tab/><text:tab/>}</text:p>
      <text:p text:style-name="P27"><text:tab/><text:tab/>}</text:p>
      <text:p text:style-name="P27"><text:tab/><text:tab/></text:p>
      <text:p text:style-name="P27"><text:tab/><text:tab/>System.out.println("Successfully solved " + solvedCount <text:s/>+ " of " + TEST_SIZE + " puzzles");</text:p>
      <text:p text:style-name="P27"><text:tab/>}</text:p>
      <text:p text:style-name="P27"><text:tab/></text:p>
      <text:p text:style-name="P27"><text:tab/>/**</text:p>
      <text:p text:style-name="P27"><text:tab/> * Performs beam search with beam width w to find a path from start state and goal state</text:p>
      <text:p text:style-name="P27"><text:tab/> * It might not be able to find any path when the width of the beam is small or heuristic</text:p>
      <text:p text:style-name="P27"><text:tab/> * <text:s text:c="2"/>is not guiding the goal state or there is no path from start state to goal state.</text:p>
      <text:p text:style-name="P27"><text:tab/> * If solution cannot be found it returns null, otherwise it returns the path that starts from startState </text:p>
      <text:p text:style-name="P27"><text:tab/> * and lead to the goal state.</text:p>
      <text:p text:style-name="P27"><text:tab/> * </text:p>
      <text:p text:style-name="P27"><text:tab/> * @param startState Starting state for the search.</text:p>
      <text:p text:style-name="P27"><text:tab/> * @param goalState Goal state of the search</text:p>
      <text:p text:style-name="P27"><text:tab/> * @param w Width of the beam</text:p>
      <text:p text:style-name="P27"><text:tab/> * @return Path if solution found, otherwise null.</text:p>
      <text:p text:style-name="P27"><text:tab/> */</text:p>
      <text:p text:style-name="P27"><text:tab/>public static Path beamSearch(State startState, State goalState, int w){</text:p>
      <text:p text:style-name="P27"><text:tab/><text:tab/>//Hash set is used to check whether any state is already visited</text:p>
      <text:p text:style-name="P27"><text:tab/><text:tab/>//Eliminates cycles</text:p>
      <text:p text:style-name="P27"><text:tab/><text:tab/>Set&lt;State&gt; visitedStates = new HashSet&lt;&gt;();</text:p>
      <text:p text:style-name="P27"/>
      <text:p text:style-name="P27"><text:tab/><text:tab/>//Agenda holds paths that is visited.</text:p>
      <text:p text:style-name="P27"><text:tab/><text:tab/>//It is used to determine next states that will be searched.</text:p>
      <text:p text:style-name="P27"><text:tab/><text:tab/>Queue&lt;Path&gt; agenda = new LinkedList&lt;&gt;();</text:p>
      <text:p text:style-name="P27"><text:tab/><text:tab/></text:p>
      <text:p text:style-name="P27"><text:tab/><text:tab/>agenda.offer(new Path(startState));//Enqueue start state (standard search starting)</text:p>
      <text:p text:style-name="P27"><text:soft-page-break/><text:tab/><text:tab/></text:p>
      <text:p text:style-name="P27"><text:tab/><text:tab/>//Search loop. Runs until a solution is found or no solution is found.</text:p>
      <text:p text:style-name="P27"><text:tab/><text:tab/>while(!agenda.isEmpty())</text:p>
      <text:p text:style-name="P27"><text:tab/><text:tab/>{</text:p>
      <text:p text:style-name="P27"><text:tab/><text:tab/><text:tab/>Path curPath = agenda.poll();</text:p>
      <text:p text:style-name="P27"><text:tab/><text:tab/><text:tab/>State curState = curPath.getLastState();</text:p>
      <text:p text:style-name="P27"/>
      <text:p text:style-name="P27"><text:tab/><text:tab/><text:tab/>//Gets the possible moves from current state</text:p>
      <text:p text:style-name="P27"><text:tab/><text:tab/><text:tab/>//Returned neighbour states are sorted according to their heuristic scores.</text:p>
      <text:p text:style-name="P27"><text:tab/><text:tab/><text:tab/>List&lt;State&gt; neighbours = curState.getNeighbours();</text:p>
      <text:p text:style-name="P27"><text:tab/><text:tab/><text:tab/></text:p>
      <text:p text:style-name="P27"><text:tab/><text:tab/><text:tab/>int remainingBests = w;//Stores how many beam is added in this iteration</text:p>
      <text:p text:style-name="P27"><text:tab/><text:tab/><text:tab/></text:p>
      <text:p text:style-name="P27"><text:tab/><text:tab/><text:tab/>for (State s : neighbours)</text:p>
      <text:p text:style-name="P27"><text:tab/><text:tab/><text:tab/>{</text:p>
      <text:p text:style-name="P27"><text:tab/><text:tab/><text:tab/><text:tab/>//If all of the beams is added exit the for loop</text:p>
      <text:p text:style-name="P27"><text:tab/><text:tab/><text:tab/><text:tab/>if(remainingBests==0)</text:p>
      <text:p text:style-name="P27"><text:tab/><text:tab/><text:tab/><text:tab/><text:tab/>break;</text:p>
      <text:p text:style-name="P27"><text:tab/><text:tab/><text:tab/><text:tab/></text:p>
      <text:p text:style-name="P27"><text:tab/><text:tab/><text:tab/><text:tab/>if(!visitedStates.contains(s))//If not already visited</text:p>
      <text:p text:style-name="P27"><text:tab/><text:tab/><text:tab/><text:tab/><text:tab/>if(s.equals(goalState)) </text:p>
      <text:p text:style-name="P27"><text:tab/><text:tab/><text:tab/><text:tab/><text:tab/><text:tab/>return new Path(curPath,s); // Solution found</text:p>
      <text:p text:style-name="P27"><text:tab/><text:tab/><text:tab/><text:tab/><text:tab/>else</text:p>
      <text:p text:style-name="P27"><text:tab/><text:tab/><text:tab/><text:tab/><text:tab/>{</text:p>
      <text:p text:style-name="P27"><text:tab/><text:tab/><text:tab/><text:tab/><text:tab/><text:tab/>agenda.offer(new Path(curPath,s));</text:p>
      <text:p text:style-name="P27"><text:tab/><text:tab/><text:tab/><text:tab/><text:tab/><text:tab/>remainingBests--; //Implementation 1</text:p>
      <text:p text:style-name="P27"><text:tab/><text:tab/><text:tab/><text:tab/><text:tab/>}</text:p>
      <text:p text:style-name="P27"><text:tab/><text:tab/>//<text:tab/><text:tab/><text:tab/>remainingBests--; //Implementation 2</text:p>
      <text:p text:style-name="P27"><text:tab/><text:tab/><text:tab/><text:tab/></text:p>
      <text:p text:style-name="P27"><text:tab/><text:tab/><text:tab/>}//for all neighbours</text:p>
      <text:p text:style-name="P27"><text:tab/><text:tab/><text:tab/></text:p>
      <text:p text:style-name="P27"><text:tab/><text:tab/><text:tab/>// Add last visited state into visitedStates</text:p>
      <text:p text:style-name="P27"><text:tab/><text:tab/><text:tab/>visitedStates.add(curState);</text:p>
      <text:p text:style-name="P27"><text:tab/><text:tab/><text:tab/></text:p>
      <text:p text:style-name="P27"><text:tab/><text:tab/>}//while agenda is not empty</text:p>
      <text:p text:style-name="P27"><text:tab/><text:tab/></text:p>
      <text:p text:style-name="P27"><text:tab/><text:tab/>return null;//Solution is not found</text:p>
      <text:p text:style-name="P27"><text:tab/>}</text:p>
      <text:p text:style-name="P27"><text:tab/></text:p>
      <text:p text:style-name="P27">}</text:p>
      <text:p text:style-name="P27"/>
      <text:p text:style-name="P27"/>
      <text:p text:style-name="P26">Path.java</text:p>
      <text:p text:style-name="P26"/>
      <text:p text:style-name="P28"/>
      <text:p text:style-name="P28">import java.util.LinkedList;</text:p>
      <text:p text:style-name="P28">import java.util.List;</text:p>
      <text:p text:style-name="P28">import java.util.Stack;</text:p>
      <text:p text:style-name="P28"/>
      <text:p text:style-name="P28">/**</text:p>
      <text:p text:style-name="P28"><text:s/>* Describes a path of states that is found by valid moves.</text:p>
      <text:p text:style-name="P28"><text:s/>* </text:p>
      <text:p text:style-name="P28"><text:s/>*</text:p>
      <text:p text:style-name="P28"><text:s/>*/</text:p>
      <text:p text:style-name="P28">public class Path {</text:p>
      <text:p text:style-name="P28"><text:tab/>//Path is an immutable stack data structure</text:p>
      <text:p text:style-name="P28"><text:tab/></text:p>
      <text:p text:style-name="P28"><text:tab/>private Path tail; //Tail stores rest of the path</text:p>
      <text:p text:style-name="P28"><text:tab/>private State head; //Last state in path</text:p>
      <text:p text:style-name="P28"><text:tab/></text:p>
      <text:p text:style-name="P28"><text:tab/>/**</text:p>
      <text:p text:style-name="P28"><text:tab/> * Constructs a new Path by adding a state to the end of the given path</text:p>
      <text:p text:style-name="P28"><text:tab/> * @param p Path that will be used </text:p>
      <text:p text:style-name="P28"><text:tab/> * @param s State that will be added at the end of the path</text:p>
      <text:p text:style-name="P28"><text:tab/> */</text:p>
      <text:p text:style-name="P28"><text:tab/>public Path(Path p,State s){</text:p>
      <text:p text:style-name="P28"><text:tab/><text:tab/>tail=p;</text:p>
      <text:p text:style-name="P28"><text:tab/><text:tab/>head=s;</text:p>
      <text:p text:style-name="P28"><text:tab/>}</text:p>
      <text:p text:style-name="P28"><text:tab/></text:p>
      <text:p text:style-name="P28"><text:tab/>/**</text:p>
      <text:p text:style-name="P28"><text:tab/> * Creates a new path with initial state</text:p>
      <text:p text:style-name="P28"><text:tab/> * @param s Initial state</text:p>
      <text:p text:style-name="P28"><text:tab/> */</text:p>
      <text:p text:style-name="P28"><text:tab/>public Path(State s)</text:p>
      <text:p text:style-name="P28"><text:tab/>{</text:p>
      <text:p text:style-name="P28"><text:tab/><text:tab/>this(null,s);</text:p>
      <text:p text:style-name="P28"><text:tab/>}</text:p>
      <text:p text:style-name="P28"><text:tab/></text:p>
      <text:p text:style-name="P28"><text:soft-page-break/><text:tab/>/**</text:p>
      <text:p text:style-name="P28"><text:tab/> * Returns last state added in the path</text:p>
      <text:p text:style-name="P28"><text:tab/> */</text:p>
      <text:p text:style-name="P28"><text:tab/>public State getLastState(){</text:p>
      <text:p text:style-name="P28"><text:tab/><text:tab/>return head;</text:p>
      <text:p text:style-name="P28"><text:tab/>}</text:p>
      <text:p text:style-name="P28"><text:tab/></text:p>
      <text:p text:style-name="P28"><text:tab/>/**</text:p>
      <text:p text:style-name="P28"><text:tab/> * Returns the list of States in the Path.</text:p>
      <text:p text:style-name="P28"><text:tab/> * First item of the list is the first added State.</text:p>
      <text:p text:style-name="P28"><text:tab/> * Last item is the last state added.</text:p>
      <text:p text:style-name="P28"><text:tab/> * @return</text:p>
      <text:p text:style-name="P28"><text:tab/> */</text:p>
      <text:p text:style-name="P28"><text:tab/>public List&lt;State&gt; toList()</text:p>
      <text:p text:style-name="P28"><text:tab/>{</text:p>
      <text:p text:style-name="P28"><text:tab/><text:tab/>//Since items are ordered reverse in stack, A reversal is needed.</text:p>
      <text:p text:style-name="P28"><text:tab/><text:tab/>List&lt;State&gt; list = new LinkedList&lt;&gt;();</text:p>
      <text:p text:style-name="P28"><text:tab/><text:tab/>Stack&lt;State&gt; stack = new Stack&lt;&gt;();</text:p>
      <text:p text:style-name="P28"><text:tab/><text:tab/></text:p>
      <text:p text:style-name="P28"><text:tab/><text:tab/>Path cur = this;</text:p>
      <text:p text:style-name="P28"><text:tab/><text:tab/>while(cur!=null)</text:p>
      <text:p text:style-name="P28"><text:tab/><text:tab/>{</text:p>
      <text:p text:style-name="P28"><text:tab/><text:tab/><text:tab/>stack.push(cur.head);</text:p>
      <text:p text:style-name="P28"><text:tab/><text:tab/><text:tab/>cur=cur.tail;</text:p>
      <text:p text:style-name="P28"><text:tab/><text:tab/>}</text:p>
      <text:p text:style-name="P28"><text:tab/><text:tab/></text:p>
      <text:p text:style-name="P28"><text:tab/><text:tab/>while(!stack.isEmpty())</text:p>
      <text:p text:style-name="P28"><text:tab/><text:tab/><text:tab/>list.add(stack.pop());</text:p>
      <text:p text:style-name="P28"><text:tab/><text:tab/></text:p>
      <text:p text:style-name="P28"><text:tab/><text:tab/>return list;</text:p>
      <text:p text:style-name="P28"><text:tab/>}</text:p>
      <text:p text:style-name="P28"><text:tab/></text:p>
      <text:p text:style-name="P28"><text:tab/>/**</text:p>
      <text:p text:style-name="P28"><text:tab/> * Returns a string that describes path. </text:p>
      <text:p text:style-name="P28"><text:tab/> */</text:p>
      <text:p text:style-name="P28"><text:tab/>public String toString(){</text:p>
      <text:p text:style-name="P28"><text:tab/><text:tab/>Stack&lt;State&gt; stack = new Stack&lt;&gt;();</text:p>
      <text:p text:style-name="P28"><text:tab/><text:tab/>Path cur = this;</text:p>
      <text:p text:style-name="P28"><text:tab/><text:tab/>while(cur!=null)</text:p>
      <text:p text:style-name="P28"><text:tab/><text:tab/>{</text:p>
      <text:p text:style-name="P28"><text:tab/><text:tab/><text:tab/>stack.push(cur.head);</text:p>
      <text:p text:style-name="P28"><text:tab/><text:tab/><text:tab/>cur=cur.tail;</text:p>
      <text:p text:style-name="P28"><text:tab/><text:tab/>}</text:p>
      <text:p text:style-name="P28"><text:tab/><text:tab/></text:p>
      <text:p text:style-name="P28"><text:tab/><text:tab/>System.out.println("Inital Configuration of the puzzle:");</text:p>
      <text:p text:style-name="P28"><text:tab/><text:tab/></text:p>
      <text:p text:style-name="P28"><text:tab/><text:tab/>StringBuilder builder = new StringBuilder();</text:p>
      <text:p text:style-name="P28"><text:tab/><text:tab/></text:p>
      <text:p text:style-name="P28"><text:tab/><text:tab/>int moveCounter = 0;</text:p>
      <text:p text:style-name="P28"><text:tab/><text:tab/>while(!stack.isEmpty())</text:p>
      <text:p text:style-name="P28"><text:tab/><text:tab/>{</text:p>
      <text:p text:style-name="P28"><text:tab/><text:tab/><text:tab/>if (moveCounter != 0)</text:p>
      <text:p text:style-name="P28"><text:tab/><text:tab/><text:tab/><text:tab/>builder.append("\nMove " + moveCounter + " : ");</text:p>
      <text:p text:style-name="P28"><text:tab/><text:tab/><text:tab/></text:p>
      <text:p text:style-name="P28"><text:tab/><text:tab/><text:tab/>appendMove(builder, stack.pop());</text:p>
      <text:p text:style-name="P28"><text:tab/><text:tab/><text:tab/>moveCounter++;</text:p>
      <text:p text:style-name="P28"><text:tab/><text:tab/>}</text:p>
      <text:p text:style-name="P28"><text:tab/><text:tab/></text:p>
      <text:p text:style-name="P28"><text:tab/><text:tab/>return builder.toString();</text:p>
      <text:p text:style-name="P28"><text:tab/>}</text:p>
      <text:p text:style-name="P28"><text:tab/></text:p>
      <text:p text:style-name="P28"><text:tab/>/**</text:p>
      <text:p text:style-name="P28"><text:tab/> * Utility function for toString method of the Path</text:p>
      <text:p text:style-name="P28"><text:tab/> * @param builder StringBuilder that move will be recorded</text:p>
      <text:p text:style-name="P28"><text:tab/> * @param state Current State that will be recorded</text:p>
      <text:p text:style-name="P28"><text:tab/> */</text:p>
      <text:p text:style-name="P28"><text:tab/>private static void appendMove(StringBuilder builder,State state)</text:p>
      <text:p text:style-name="P28"><text:tab/>{</text:p>
      <text:p text:style-name="P28"><text:tab/><text:tab/>State.MoveType lastMove = state.getLastMove();</text:p>
      <text:p text:style-name="P28"><text:tab/><text:tab/>String move = "";</text:p>
      <text:p text:style-name="P28"><text:tab/><text:tab/>if (lastMove != null)</text:p>
      <text:p text:style-name="P28"><text:tab/><text:tab/><text:tab/>move = lastMove.name();</text:p>
      <text:p text:style-name="P28"><text:tab/><text:tab/></text:p>
      <text:p text:style-name="P28"><text:tab/><text:tab/>builder.append(move + "\n");</text:p>
      <text:p text:style-name="P28"><text:tab/><text:tab/>builder.append(state.toString());</text:p>
      <text:p text:style-name="P28"><text:tab/>}</text:p>
      <text:p text:style-name="P28">}</text:p>
      <text:p text:style-name="P28"/>
      <text:p text:style-name="P26"/>
      <text:p text:style-name="P26"><text:soft-page-break/></text:p>
      <text:p text:style-name="P26">State.java</text:p>
      <text:p text:style-name="P26"/>
      <text:p text:style-name="P28">import java.util.Collections;</text:p>
      <text:p text:style-name="P28">import java.util.Comparator;</text:p>
      <text:p text:style-name="P28">import java.util.LinkedList;</text:p>
      <text:p text:style-name="P28">import java.util.List;</text:p>
      <text:p text:style-name="P28"></text:p>
      <text:p text:style-name="P28">/**</text:p>
      <text:p text:style-name="P28"><text:s/>* Represents a configuration of the 8 puzzle</text:p>
      <text:p text:style-name="P28"><text:s/>* </text:p>
      <text:p text:style-name="P28"><text:s/>*</text:p>
      <text:p text:style-name="P28"><text:s/>*/</text:p>
      <text:p text:style-name="P28">public class State {</text:p>
      <text:p text:style-name="P28"><text:tab/>public static final byte EMPTY = 9; // Id of the empty puzzle piece</text:p>
      <text:p text:style-name="P28"><text:tab/>byte emptyIndice = 0; //stores place of the empty puzzle piece</text:p>
      <text:p text:style-name="P28"><text:tab/>private byte [] board = new byte [9];//Stores id's of the pieces in board</text:p>
      <text:p text:style-name="P28"><text:tab/></text:p>
      <text:p text:style-name="P28"><text:tab/>private int score = -1; //Heuristic value that shows how does it close to the solution</text:p>
      <text:p text:style-name="P28"><text:tab/>private int hash = -1; //Hash value of the state</text:p>
      <text:p text:style-name="P28"><text:tab/></text:p>
      <text:p text:style-name="P28"><text:tab/>public enum MoveType {UP,DOWN,LEFT,RIGHT}; // Possible moves of the empty puzzle piece</text:p>
      <text:p text:style-name="P28"><text:tab/></text:p>
      <text:p text:style-name="P28"><text:tab/>private MoveType lastMove;<text:tab/>//Shows the last move that generated this state.</text:p>
      <text:p text:style-name="P28"><text:tab/><text:tab/><text:tab/><text:tab/><text:tab/><text:tab/><text:tab/><text:tab/>//lastMove is not considered when checking whether 2 state is</text:p>
      <text:p text:style-name="P28"><text:tab/><text:tab/><text:tab/><text:tab/><text:tab/><text:tab/><text:tab/><text:tab/>//equal.</text:p>
      <text:p text:style-name="P28"><text:tab/></text:p>
      <text:p text:style-name="P28"><text:tab/>/**</text:p>
      <text:p text:style-name="P28"><text:tab/> * Initializes a state that is solved.</text:p>
      <text:p text:style-name="P28"><text:tab/> */</text:p>
      <text:p text:style-name="P28"><text:tab/>public State()</text:p>
      <text:p text:style-name="P28"><text:tab/>{</text:p>
      <text:p text:style-name="P28"><text:tab/><text:tab/>for (byte i=0; i&lt;9;i++){</text:p>
      <text:p text:style-name="P28"><text:tab/><text:tab/><text:tab/>board[i] = (byte) (i+1);</text:p>
      <text:p text:style-name="P28"><text:tab/><text:tab/>}</text:p>
      <text:p text:style-name="P28"><text:tab/><text:tab/>emptyIndice = 8;</text:p>
      <text:p text:style-name="P28"><text:tab/><text:tab/>this.lastMove = null;</text:p>
      <text:p text:style-name="P28"><text:tab/>}</text:p>
      <text:p text:style-name="P28"><text:tab/></text:p>
      <text:p text:style-name="P28"><text:tab/>/**</text:p>
      <text:p text:style-name="P28"><text:tab/> * Creates a new state that is clone of given state</text:p>
      <text:p text:style-name="P28"><text:tab/> * @param state State to be copied</text:p>
      <text:p text:style-name="P28"><text:tab/> */</text:p>
      <text:p text:style-name="P28"><text:tab/>public State(State state) {</text:p>
      <text:p text:style-name="P28"><text:tab/><text:tab/>for (byte i=0; i&lt;9;i++){</text:p>
      <text:p text:style-name="P28"><text:tab/><text:tab/><text:tab/>board[i] = state.board[i];</text:p>
      <text:p text:style-name="P28"><text:tab/><text:tab/>}</text:p>
      <text:p text:style-name="P28"><text:tab/><text:tab/>emptyIndice = state.emptyIndice;</text:p>
      <text:p text:style-name="P28"><text:tab/><text:tab/>this.lastMove = state.lastMove;</text:p>
      <text:p text:style-name="P28"><text:tab/>}</text:p>
      <text:p text:style-name="P28"><text:tab/></text:p>
      <text:p text:style-name="P28"><text:tab/>/**</text:p>
      <text:p text:style-name="P28"><text:tab/> * Initializes a state whose board configuration is given as board</text:p>
      <text:p text:style-name="P28"><text:tab/> * @param board Configuration of board</text:p>
      <text:p text:style-name="P28"><text:tab/> */</text:p>
      <text:p text:style-name="P28"><text:tab/>public State(byte[] board) {</text:p>
      <text:p text:style-name="P28"><text:tab/><text:tab/>this.score = 0;</text:p>
      <text:p text:style-name="P28"><text:tab/><text:tab/>for (byte i=0; i&lt;9;i++)</text:p>
      <text:p text:style-name="P28"><text:tab/><text:tab/>{</text:p>
      <text:p text:style-name="P28"><text:tab/><text:tab/><text:tab/>this.board[i] = board[i];</text:p>
      <text:p text:style-name="P28"><text:tab/><text:tab/><text:tab/>if (board[i]==EMPTY)</text:p>
      <text:p text:style-name="P28"><text:tab/><text:tab/><text:tab/><text:tab/>emptyIndice = i;</text:p>
      <text:p text:style-name="P28"><text:tab/><text:tab/>}</text:p>
      <text:p text:style-name="P28"><text:tab/><text:tab/>this.lastMove = null;</text:p>
      <text:p text:style-name="P28"><text:tab/>}</text:p>
      <text:p text:style-name="P28"></text:p>
      <text:p text:style-name="P28"><text:tab/>/**</text:p>
      <text:p text:style-name="P28"><text:tab/> * Utility method that generates a new state created from a move.</text:p>
      <text:p text:style-name="P28"><text:tab/> * NOTE: This method does not check whether move is valid.</text:p>
      <text:p text:style-name="P28"><text:tab/> * @param type Type of the move</text:p>
      <text:p text:style-name="P28"><text:tab/> * @return New State generated from current state</text:p>
      <text:p text:style-name="P28"><text:tab/> */</text:p>
      <text:p text:style-name="P28"><text:tab/>private State move(MoveType type){</text:p>
      <text:p text:style-name="P28"><text:tab/><text:tab/>State s = new State(this);</text:p>
      <text:p text:style-name="P28"><text:tab/><text:tab/>switch(type){</text:p>
      <text:p text:style-name="P28"><text:tab/><text:tab/>case UP:</text:p>
      <text:p text:style-name="P28"><text:tab/><text:tab/><text:tab/>s.emptyIndice-=3;</text:p>
      <text:p text:style-name="P28"><text:tab/><text:tab/><text:tab/>break;</text:p>
      <text:p text:style-name="P28"><text:soft-page-break/><text:tab/><text:tab/>case DOWN:</text:p>
      <text:p text:style-name="P28"><text:tab/><text:tab/><text:tab/>s.emptyIndice+=3;</text:p>
      <text:p text:style-name="P28"><text:tab/><text:tab/><text:tab/>break;</text:p>
      <text:p text:style-name="P28"><text:tab/><text:tab/>case LEFT:</text:p>
      <text:p text:style-name="P28"><text:tab/><text:tab/><text:tab/>s.emptyIndice-=1;</text:p>
      <text:p text:style-name="P28"><text:tab/><text:tab/><text:tab/>break;</text:p>
      <text:p text:style-name="P28"><text:tab/><text:tab/>case RIGHT:</text:p>
      <text:p text:style-name="P28"><text:tab/><text:tab/><text:tab/>s.emptyIndice+=1;</text:p>
      <text:p text:style-name="P28"><text:tab/><text:tab/><text:tab/>break;</text:p>
      <text:p text:style-name="P28"><text:tab/><text:tab/>}</text:p>
      <text:p text:style-name="P28"><text:tab/><text:tab/></text:p>
      <text:p text:style-name="P28"><text:tab/><text:tab/>s.lastMove = type;</text:p>
      <text:p text:style-name="P28"><text:tab/><text:tab/>s.board[this.emptyIndice]=this.board[s.emptyIndice];</text:p>
      <text:p text:style-name="P28"><text:tab/><text:tab/>s.board[s.emptyIndice]=this.board[this.emptyIndice];</text:p>
      <text:p text:style-name="P28"><text:tab/><text:tab/>return s;</text:p>
      <text:p text:style-name="P28"><text:tab/>}</text:p>
      <text:p text:style-name="P28"><text:tab/></text:p>
      <text:p text:style-name="P28"><text:tab/>/**</text:p>
      <text:p text:style-name="P28"><text:tab/> * Utility method for sorting a list of states with respect to their heuristic scores.</text:p>
      <text:p text:style-name="P28"><text:tab/> * @param list List of State to be sorted.</text:p>
      <text:p text:style-name="P28"><text:tab/> */</text:p>
      <text:p text:style-name="P28"><text:tab/>private static void sort(List&lt;State&gt; list){</text:p>
      <text:p text:style-name="P28"><text:tab/><text:tab/>Collections.sort(list,new Comparator&lt;State&gt;() {</text:p>
      <text:p text:style-name="P28"></text:p>
      <text:p text:style-name="P28"><text:tab/><text:tab/><text:tab/>@Override</text:p>
      <text:p text:style-name="P28"><text:tab/><text:tab/><text:tab/>public int compare(State s1, State s2) {</text:p>
      <text:p text:style-name="P28"><text:tab/><text:tab/><text:tab/><text:tab/>return s1.getScore() - s2.getScore();</text:p>
      <text:p text:style-name="P28"><text:tab/><text:tab/><text:tab/>}</text:p>
      <text:p text:style-name="P28"><text:tab/><text:tab/>});</text:p>
      <text:p text:style-name="P28"><text:tab/>}</text:p>
      <text:p text:style-name="P28"><text:tab/></text:p>
      <text:p text:style-name="P28"><text:tab/>/**</text:p>
      <text:p text:style-name="P28"><text:tab/> * Returns the States that can be generated from this state using valid moves.</text:p>
      <text:p text:style-name="P28"><text:tab/> * </text:p>
      <text:p text:style-name="P28"><text:tab/> * @return List of States whose elements are ordered with respect to heuristic score</text:p>
      <text:p text:style-name="P28"><text:tab/> */</text:p>
      <text:p text:style-name="P28"><text:tab/>public List&lt;State&gt; getNeighbours(){</text:p>
      <text:p text:style-name="P28"><text:tab/><text:tab/>List &lt;State&gt; list = new LinkedList&lt;State&gt;();</text:p>
      <text:p text:style-name="P28"><text:tab/><text:tab/></text:p>
      <text:p text:style-name="P28"><text:tab/><text:tab/>switch(emptyIndice){</text:p>
      <text:p text:style-name="P28"><text:tab/><text:tab/>case 0:</text:p>
      <text:p text:style-name="P28"><text:tab/><text:tab/><text:tab/>list.add(this.move(MoveType.RIGHT));</text:p>
      <text:p text:style-name="P28"><text:tab/><text:tab/><text:tab/>list.add(this.move(MoveType.DOWN));</text:p>
      <text:p text:style-name="P28"><text:tab/><text:tab/><text:tab/>break;</text:p>
      <text:p text:style-name="P28"><text:tab/><text:tab/>case 1:</text:p>
      <text:p text:style-name="P28"><text:tab/><text:tab/><text:tab/>list.add(this.move(MoveType.LEFT));</text:p>
      <text:p text:style-name="P28"><text:tab/><text:tab/><text:tab/>list.add(this.move(MoveType.RIGHT));</text:p>
      <text:p text:style-name="P28"><text:tab/><text:tab/><text:tab/>list.add(this.move(MoveType.DOWN));</text:p>
      <text:p text:style-name="P28"><text:tab/><text:tab/><text:tab/>break;</text:p>
      <text:p text:style-name="P28"><text:tab/><text:tab/>case 2:</text:p>
      <text:p text:style-name="P28"><text:tab/><text:tab/><text:tab/>list.add(this.move(MoveType.LEFT));</text:p>
      <text:p text:style-name="P28"><text:tab/><text:tab/><text:tab/>list.add(this.move(MoveType.DOWN));</text:p>
      <text:p text:style-name="P28"><text:tab/><text:tab/><text:tab/>break;</text:p>
      <text:p text:style-name="P28"><text:tab/><text:tab/>case 3:</text:p>
      <text:p text:style-name="P28"><text:tab/><text:tab/><text:tab/>list.add(this.move(MoveType.UP));</text:p>
      <text:p text:style-name="P28"><text:tab/><text:tab/><text:tab/>list.add(this.move(MoveType.RIGHT));</text:p>
      <text:p text:style-name="P28"><text:tab/><text:tab/><text:tab/>list.add(this.move(MoveType.DOWN));</text:p>
      <text:p text:style-name="P28"><text:tab/><text:tab/><text:tab/>break;</text:p>
      <text:p text:style-name="P28"><text:tab/><text:tab/>case 4:</text:p>
      <text:p text:style-name="P28"><text:tab/><text:tab/><text:tab/>list.add(this.move(MoveType.UP));</text:p>
      <text:p text:style-name="P28"><text:tab/><text:tab/><text:tab/>list.add(this.move(MoveType.LEFT));</text:p>
      <text:p text:style-name="P28"><text:tab/><text:tab/><text:tab/>list.add(this.move(MoveType.RIGHT));</text:p>
      <text:p text:style-name="P28"><text:tab/><text:tab/><text:tab/>list.add(this.move(MoveType.DOWN));</text:p>
      <text:p text:style-name="P28"><text:tab/><text:tab/><text:tab/>break;</text:p>
      <text:p text:style-name="P28"><text:tab/><text:tab/>case 5:</text:p>
      <text:p text:style-name="P28"><text:tab/><text:tab/><text:tab/>list.add(this.move(MoveType.UP));</text:p>
      <text:p text:style-name="P28"><text:tab/><text:tab/><text:tab/>list.add(this.move(MoveType.LEFT));</text:p>
      <text:p text:style-name="P28"><text:tab/><text:tab/><text:tab/>list.add(this.move(MoveType.DOWN));</text:p>
      <text:p text:style-name="P28"><text:tab/><text:tab/><text:tab/>break;</text:p>
      <text:p text:style-name="P28"><text:tab/><text:tab/>case 6:</text:p>
      <text:p text:style-name="P28"><text:tab/><text:tab/><text:tab/>list.add(this.move(MoveType.UP));</text:p>
      <text:p text:style-name="P28"><text:tab/><text:tab/><text:tab/>list.add(this.move(MoveType.RIGHT));</text:p>
      <text:p text:style-name="P28"><text:tab/><text:tab/><text:tab/>break;</text:p>
      <text:p text:style-name="P28"><text:tab/><text:tab/>case 7:</text:p>
      <text:p text:style-name="P28"><text:tab/><text:tab/><text:tab/>list.add(this.move(MoveType.UP));</text:p>
      <text:p text:style-name="P28"><text:tab/><text:tab/><text:tab/>list.add(this.move(MoveType.RIGHT));</text:p>
      <text:p text:style-name="P28"><text:tab/><text:tab/><text:tab/>list.add(this.move(MoveType.LEFT));</text:p>
      <text:p text:style-name="P28"><text:tab/><text:tab/><text:tab/>break;</text:p>
      <text:p text:style-name="P28"><text:tab/><text:tab/>case 8:</text:p>
      <text:p text:style-name="P28"><text:tab/><text:tab/><text:tab/>list.add(this.move(MoveType.UP));</text:p>
      <text:p text:style-name="P28"><text:soft-page-break/><text:tab/><text:tab/><text:tab/>list.add(this.move(MoveType.LEFT));</text:p>
      <text:p text:style-name="P28"><text:tab/><text:tab/><text:tab/>break;</text:p>
      <text:p text:style-name="P28"><text:tab/><text:tab/>}</text:p>
      <text:p text:style-name="P28"><text:tab/><text:tab/>sort(list);//Sort state wrt their heuristic score</text:p>
      <text:p text:style-name="P28"><text:tab/><text:tab/>return list;</text:p>
      <text:p text:style-name="P28"><text:tab/>}</text:p>
      <text:p text:style-name="P28"><text:tab/></text:p>
      <text:p text:style-name="P28"><text:tab/>/**</text:p>
      <text:p text:style-name="P28"><text:tab/> * Calculates and returns the heuristic score of the state</text:p>
      <text:p text:style-name="P28"><text:tab/> * @return An integer value that is obtained from heuristic.</text:p>
      <text:p text:style-name="P28"><text:tab/> */</text:p>
      <text:p text:style-name="P28"><text:tab/>private int getScore()</text:p>
      <text:p text:style-name="P28"><text:tab/>{</text:p>
      <text:p text:style-name="P28"><text:tab/><text:tab/></text:p>
      <text:p text:style-name="P28"><text:tab/><text:tab/>if (score == -1) // If method called first time</text:p>
      <text:p text:style-name="P28"><text:tab/><text:tab/>{</text:p>
      <text:p text:style-name="P28"><text:tab/><text:tab/><text:tab/>//Calculate score</text:p>
      <text:p text:style-name="P28"><text:tab/><text:tab/><text:tab/>score = 0;</text:p>
      <text:p text:style-name="P28"><text:tab/><text:tab/><text:tab/></text:p>
      <text:p text:style-name="P28"><text:tab/><text:tab/><text:tab/>for (int i = 0 ; i &lt; board.length ; i++)</text:p>
      <text:p text:style-name="P28"><text:tab/><text:tab/><text:tab/><text:tab/>if (board[i] != i + 1)</text:p>
      <text:p text:style-name="P28"><text:tab/><text:tab/><text:tab/><text:tab/><text:tab/>score += 1;</text:p>
      <text:p text:style-name="P28"><text:tab/><text:tab/><text:tab/></text:p>
      <text:p text:style-name="P28"><text:tab/><text:tab/>}</text:p>
      <text:p text:style-name="P28"><text:tab/><text:tab/></text:p>
      <text:p text:style-name="P28"><text:tab/><text:tab/>return score;</text:p>
      <text:p text:style-name="P28"><text:tab/>}</text:p>
      <text:p text:style-name="P28"></text:p>
      <text:p text:style-name="P28"><text:tab/>/**</text:p>
      <text:p text:style-name="P28"><text:tab/> * Compares the state with an object.</text:p>
      <text:p text:style-name="P28"><text:tab/> * @return True if they are equivalent</text:p>
      <text:p text:style-name="P28"><text:tab/> */</text:p>
      <text:p text:style-name="P28"><text:tab/>@Override</text:p>
      <text:p text:style-name="P28"><text:tab/>public boolean equals(Object o){</text:p>
      <text:p text:style-name="P28"><text:tab/><text:tab/>if(o instanceof State)</text:p>
      <text:p text:style-name="P28"><text:tab/><text:tab/><text:tab/>return equals((State)o);</text:p>
      <text:p text:style-name="P28"><text:tab/><text:tab/>else </text:p>
      <text:p text:style-name="P28"><text:tab/><text:tab/><text:tab/>return false;</text:p>
      <text:p text:style-name="P28"><text:tab/>}</text:p>
      <text:p text:style-name="P28"><text:tab/></text:p>
      <text:p text:style-name="P28"><text:tab/>/**</text:p>
      <text:p text:style-name="P28"><text:tab/> * Compares 2 states.</text:p>
      <text:p text:style-name="P28"><text:tab/> * It compares hash values of the states since they are unique</text:p>
      <text:p text:style-name="P28"><text:tab/> * @param s2 other state</text:p>
      <text:p text:style-name="P28"><text:tab/> * @return True if states are same</text:p>
      <text:p text:style-name="P28"><text:tab/> */</text:p>
      <text:p text:style-name="P28"><text:tab/>public boolean equals(State s2)</text:p>
      <text:p text:style-name="P28"><text:tab/>{</text:p>
      <text:p text:style-name="P28"><text:tab/><text:tab/>return this.hashCode() == s2.hashCode();</text:p>
      <text:p text:style-name="P28"><text:tab/>}</text:p>
      <text:p text:style-name="P28"><text:tab/></text:p>
      <text:p text:style-name="P28"><text:tab/>/**</text:p>
      <text:p text:style-name="P28"><text:tab/> * Calculates a unique hash for state.</text:p>
      <text:p text:style-name="P28"><text:tab/> * Hash code is unique for every configuration</text:p>
      <text:p text:style-name="P28"><text:tab/> * </text:p>
      <text:p text:style-name="P28"><text:tab/> * @return Hash value of the state</text:p>
      <text:p text:style-name="P28"><text:tab/> */</text:p>
      <text:p text:style-name="P28"><text:tab/>@Override</text:p>
      <text:p text:style-name="P28"><text:tab/>public int hashCode()</text:p>
      <text:p text:style-name="P28"><text:tab/>{</text:p>
      <text:p text:style-name="P28"><text:tab/><text:tab/>if (hash == -1) // If method called first time</text:p>
      <text:p text:style-name="P28"><text:tab/><text:tab/>{</text:p>
      <text:p text:style-name="P28"><text:tab/><text:tab/><text:tab/>//Calculate hash</text:p>
      <text:p text:style-name="P28"><text:tab/><text:tab/><text:tab/>hash = 0;</text:p>
      <text:p text:style-name="P28"><text:tab/><text:tab/><text:tab/>for (int i = 0 ; i &lt; board.length ; i++)</text:p>
      <text:p text:style-name="P28"><text:tab/><text:tab/><text:tab/><text:tab/>hash = hash*10 + board[i];</text:p>
      <text:p text:style-name="P28"><text:tab/><text:tab/>}</text:p>
      <text:p text:style-name="P28"><text:tab/><text:tab/>return hash;</text:p>
      <text:p text:style-name="P28"><text:tab/>}</text:p>
      <text:p text:style-name="P28"><text:tab/></text:p>
      <text:p text:style-name="P28"><text:tab/>/**</text:p>
      <text:p text:style-name="P28"><text:tab/> * Returns the last move that is done to the previous state to get this state</text:p>
      <text:p text:style-name="P28"><text:tab/> * @return Last move. If the state does not have an ancestor State it will return null</text:p>
      <text:p text:style-name="P28"><text:tab/> */</text:p>
      <text:p text:style-name="P28"><text:tab/>public MoveType getLastMove()</text:p>
      <text:p text:style-name="P28"><text:tab/>{</text:p>
      <text:p text:style-name="P28"><text:tab/><text:tab/>return lastMove;</text:p>
      <text:p text:style-name="P28"><text:tab/>}</text:p>
      <text:p text:style-name="P28"></text:p>
      <text:p text:style-name="P28"><text:tab/></text:p>
      <text:p text:style-name="P28"><text:soft-page-break/><text:tab/>/**</text:p>
      <text:p text:style-name="P28"><text:tab/> * Returns a string that describes state</text:p>
      <text:p text:style-name="P28"><text:tab/> */</text:p>
      <text:p text:style-name="P28"><text:tab/>public String toString(){</text:p>
      <text:p text:style-name="P28"><text:tab/><text:tab/>StringBuilder builder = new StringBuilder();</text:p>
      <text:p text:style-name="P28"><text:tab/><text:tab/>builder.append("\n---------\n");</text:p>
      <text:p text:style-name="P28"><text:tab/><text:tab/></text:p>
      <text:p text:style-name="P28"><text:tab/><text:tab/>for(int i=0;i&lt;this.board.length;i++){</text:p>
      <text:p text:style-name="P28"><text:tab/><text:tab/><text:tab/>builder.append('|');</text:p>
      <text:p text:style-name="P28"><text:tab/><text:tab/><text:tab/>builder.append(this.board[i] == EMPTY ? " ":this.board[i] );</text:p>
      <text:p text:style-name="P28"><text:tab/><text:tab/><text:tab/>builder.append('|');</text:p>
      <text:p text:style-name="P28"><text:tab/><text:tab/><text:tab/>if(i%3==2)</text:p>
      <text:p text:style-name="P28"><text:tab/><text:tab/><text:tab/><text:tab/>builder.append("\n---------\n");</text:p>
      <text:p text:style-name="P28"><text:tab/><text:tab/>}</text:p>
      <text:p text:style-name="P28"><text:tab/><text:tab/>return builder.toString();</text:p>
      <text:p text:style-name="P28"><text:tab/>}</text:p>
      <text:p text:style-name="P28"></text:p>
      <text:p text:style-name="P28">}</text:p>
      <text:p text:style-name="P28"/>
      <text:p text:style-name="P26">StateFactory.java</text:p>
      <text:p text:style-name="P26"/>
      <text:p text:style-name="P28">import java.util.HashSet;</text:p>
      <text:p text:style-name="P28">import java.util.LinkedList;</text:p>
      <text:p text:style-name="P28">import java.util.List;</text:p>
      <text:p text:style-name="P28">import java.util.Random;</text:p>
      <text:p text:style-name="P28">import java.util.Set;</text:p>
      <text:p text:style-name="P28"/>
      <text:p text:style-name="P28">/**</text:p>
      <text:p text:style-name="P28"><text:s/>* State factory class is used to generate different states for 8 puzzle problem</text:p>
      <text:p text:style-name="P28"><text:s/>* </text:p>
      <text:p text:style-name="P28"><text:s/>*/</text:p>
      <text:p text:style-name="P28">public class StateFactory </text:p>
      <text:p text:style-name="P28">{</text:p>
      <text:p text:style-name="P28"><text:tab/>private final Random rng;//Random Number Generator</text:p>
      <text:p text:style-name="P28"><text:tab/></text:p>
      <text:p text:style-name="P28"><text:tab/>/**</text:p>
      <text:p text:style-name="P28"><text:tab/> * Initializes StateFactory class</text:p>
      <text:p text:style-name="P28"><text:tab/> * </text:p>
      <text:p text:style-name="P28"><text:tab/> * @param seed is the starting seed of the random number generator </text:p>
      <text:p text:style-name="P28"><text:tab/> * <text:tab/>that is used for random operations off this class.</text:p>
      <text:p text:style-name="P28"><text:tab/> * </text:p>
      <text:p text:style-name="P28"><text:tab/> */</text:p>
      <text:p text:style-name="P28"><text:tab/>public StateFactory(long seed)</text:p>
      <text:p text:style-name="P28"><text:tab/>{</text:p>
      <text:p text:style-name="P28"><text:tab/><text:tab/>rng = new Random(seed);</text:p>
      <text:p text:style-name="P28"><text:tab/>}</text:p>
      <text:p text:style-name="P28"><text:tab/></text:p>
      <text:p text:style-name="P28"><text:tab/>/**</text:p>
      <text:p text:style-name="P28"><text:tab/> * Initializes StateFactory class</text:p>
      <text:p text:style-name="P28"><text:tab/> * Randomly selects a seed for the random number generator</text:p>
      <text:p text:style-name="P28"><text:tab/> * </text:p>
      <text:p text:style-name="P28"><text:tab/> */</text:p>
      <text:p text:style-name="P28"><text:tab/>public StateFactory()</text:p>
      <text:p text:style-name="P28"><text:tab/>{</text:p>
      <text:p text:style-name="P28"><text:tab/><text:tab/>rng = new Random();</text:p>
      <text:p text:style-name="P28"><text:tab/>}</text:p>
      <text:p text:style-name="P28"><text:tab/></text:p>
      <text:p text:style-name="P28"><text:tab/>/**</text:p>
      <text:p text:style-name="P28"><text:tab/> * When called, it creates a new solvable random State(board) for 8 puzzle problem.</text:p>
      <text:p text:style-name="P28"><text:tab/> * @return Solvable state.</text:p>
      <text:p text:style-name="P28"><text:tab/> */</text:p>
      <text:p text:style-name="P28"><text:tab/>public State getRandomState(){</text:p>
      <text:p text:style-name="P28"><text:tab/><text:tab/></text:p>
      <text:p text:style-name="P28"><text:tab/><text:tab/>byte[] board = {1,2,3,4,5,6,7,8,9};</text:p>
      <text:p text:style-name="P28"><text:tab/><text:tab/>do</text:p>
      <text:p text:style-name="P28"><text:tab/><text:tab/><text:tab/>shuffle(board);//Like a boss</text:p>
      <text:p text:style-name="P28"><text:tab/><text:tab/>while(!isSolvable(board));</text:p>
      <text:p text:style-name="P28"><text:tab/><text:tab/></text:p>
      <text:p text:style-name="P28"><text:tab/><text:tab/>return new State(board);</text:p>
      <text:p text:style-name="P28"><text:tab/>}</text:p>
      <text:p text:style-name="P28"><text:tab/></text:p>
      <text:p text:style-name="P28"><text:tab/>/**</text:p>
      <text:p text:style-name="P28"><text:tab/> * Checks whether given board is solvable.</text:p>
      <text:p text:style-name="P28"><text:tab/> * -&gt; This method is inherited from; Solvability of the Tiles Game by Mark Ryan</text:p>
      <text:p text:style-name="P28"><text:tab/> * http://www.cs.bham.ac.uk/~mdr/teaching/modules04/java2/TilesSolvability.html <text:s/></text:p>
      <text:p text:style-name="P28"><text:tab/> * </text:p>
      <text:p text:style-name="P28"><text:tab/> * @param board Location of the pieces in board</text:p>
      <text:p text:style-name="P28"><text:tab/> * @return True if puzzle is solvable using valid moves</text:p>
      <text:p text:style-name="P28"><text:tab/> */</text:p>
      <text:p text:style-name="P28"><text:soft-page-break/><text:tab/>private boolean isSolvable(byte[] board)</text:p>
      <text:p text:style-name="P28"><text:tab/>{</text:p>
      <text:p text:style-name="P28"><text:tab/><text:tab/>byte inversionVariable = 0;</text:p>
      <text:p text:style-name="P28"><text:tab/><text:tab/></text:p>
      <text:p text:style-name="P28"><text:tab/><text:tab/>for (int i=0;i&lt;board.length;i++)</text:p>
      <text:p text:style-name="P28"><text:tab/><text:tab/><text:tab/>if (board[i]!=State.EMPTY)</text:p>
      <text:p text:style-name="P28"><text:tab/><text:tab/><text:tab/><text:tab/>for(int k=i+1;k&lt;board.length;k++)</text:p>
      <text:p text:style-name="P28"><text:tab/><text:tab/><text:tab/><text:tab/><text:tab/>if(board[k]!=State.EMPTY &amp;&amp; board[k]&gt;board[i])</text:p>
      <text:p text:style-name="P28"><text:tab/><text:tab/><text:tab/><text:tab/><text:tab/><text:tab/>++inversionVariable;</text:p>
      <text:p text:style-name="P28"><text:tab/><text:tab/></text:p>
      <text:p text:style-name="P28"><text:tab/><text:tab/>return inversionVariable%2==0;</text:p>
      <text:p text:style-name="P28"><text:tab/>}</text:p>
      <text:p text:style-name="P28"><text:tab/></text:p>
      <text:p text:style-name="P28"><text:tab/>/**</text:p>
      <text:p text:style-name="P28"><text:tab/> * Shuffles an array.</text:p>
      <text:p text:style-name="P28"><text:tab/> * @param array</text:p>
      <text:p text:style-name="P28"><text:tab/> */</text:p>
      <text:p text:style-name="P28"><text:tab/>private <text:s/>void shuffle (byte [] array){</text:p>
      <text:p text:style-name="P28"><text:tab/><text:tab/>byte n = (byte) array.length;</text:p>
      <text:p text:style-name="P28"><text:tab/><text:tab/>for (int i = 0; i &lt; array.length; i++) {</text:p>
      <text:p text:style-name="P28"><text:tab/><text:tab/> <text:s text:c="3"/>// Get a random index of the array past i.</text:p>
      <text:p text:style-name="P28"><text:tab/><text:tab/><text:tab/>byte random = (byte) (i + rng.nextInt(n - i));</text:p>
      <text:p text:style-name="P28"><text:tab/><text:tab/> <text:s text:c="3"/>// Swap the random element with the present element.</text:p>
      <text:p text:style-name="P28"><text:tab/><text:tab/> <text:s text:c="3"/>byte randomElement = array[random];</text:p>
      <text:p text:style-name="P28"><text:tab/><text:tab/> <text:s text:c="3"/>array[random] = array[i];</text:p>
      <text:p text:style-name="P28"><text:tab/><text:tab/> <text:s text:c="3"/>array[i] = randomElement;</text:p>
      <text:p text:style-name="P28"><text:tab/><text:tab/>}</text:p>
      <text:p text:style-name="P28"><text:tab/>}</text:p>
      <text:p text:style-name="P28"><text:tab/></text:p>
      <text:p text:style-name="P28"><text:tab/>/**</text:p>
      <text:p text:style-name="P28"><text:tab/> * Returns Set of random solvable states.</text:p>
      <text:p text:style-name="P28"><text:tab/> * <text:s/>Since it it returns a set, elements of the set is distinct.</text:p>
      <text:p text:style-name="P28"><text:tab/> * @param size Size of the List that will be returned. </text:p>
      <text:p text:style-name="P28"><text:tab/> * @return Set that containing distinct puzzle board states</text:p>
      <text:p text:style-name="P28"><text:tab/> */</text:p>
      <text:p text:style-name="P28"><text:tab/>public Set&lt;State&gt; getRandomStates(int size)</text:p>
      <text:p text:style-name="P28"><text:tab/>{</text:p>
      <text:p text:style-name="P28"><text:tab/><text:tab/>//181440 is the max number of valid(solvable) board configurations</text:p>
      <text:p text:style-name="P28"><text:tab/><text:tab/>//181440 = 9! / 2;</text:p>
      <text:p text:style-name="P28"><text:tab/><text:tab/>if (size &gt; 181440)</text:p>
      <text:p text:style-name="P28"><text:tab/><text:tab/>{</text:p>
      <text:p text:style-name="P28"><text:tab/><text:tab/><text:tab/>System.out.println("Warning: Size cannot be bigger than max number"</text:p>
      <text:p text:style-name="P28"><text:tab/><text:tab/><text:tab/><text:tab/><text:tab/>+ " of distinct states which is 181440. Setting size to max value");</text:p>
      <text:p text:style-name="P28"><text:tab/><text:tab/><text:tab/>Thread.dumpStack();</text:p>
      <text:p text:style-name="P28"><text:tab/><text:tab/><text:tab/>size = 181440;</text:p>
      <text:p text:style-name="P28"><text:tab/><text:tab/>}</text:p>
      <text:p text:style-name="P28"><text:tab/><text:tab/></text:p>
      <text:p text:style-name="P28"><text:tab/><text:tab/>Set&lt;State&gt; set = new HashSet&lt;&gt;();</text:p>
      <text:p text:style-name="P28"><text:tab/><text:tab/></text:p>
      <text:p text:style-name="P28"><text:tab/><text:tab/>while(set.size()&lt;size)</text:p>
      <text:p text:style-name="P28"><text:tab/><text:tab/><text:tab/>set.add(this.getRandomState());</text:p>
      <text:p text:style-name="P28"><text:tab/><text:tab/></text:p>
      <text:p text:style-name="P28"><text:tab/><text:tab/>return set;</text:p>
      <text:p text:style-name="P28"><text:tab/>}</text:p>
      <text:p text:style-name="P28"><text:tab/></text:p>
      <text:p text:style-name="P28"><text:tab/>/**</text:p>
      <text:p text:style-name="P28"><text:tab/> * Returns the solved state</text:p>
      <text:p text:style-name="P28"><text:tab/> * @return State that represent solved puzzle</text:p>
      <text:p text:style-name="P28"><text:tab/> */</text:p>
      <text:p text:style-name="P28"><text:tab/>public State getSolvedState()</text:p>
      <text:p text:style-name="P28"><text:tab/>{</text:p>
      <text:p text:style-name="P28"><text:tab/><text:tab/>return new State();</text:p>
      <text:p text:style-name="P28"><text:tab/>}</text:p>
      <text:p text:style-name="P2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officeooo:rsid="0013eb7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50S</meta:editing-duration>
    <meta:editing-cycles>10</meta:editing-cycles>
    <meta:generator>LibreOffice/4.2.8.2$Linux_X86_64 LibreOffice_project/420m0$Build-2</meta:generator>
    <dc:date>2016-04-05T15:34:27.830191415</dc:date>
    <meta:document-statistic meta:table-count="2" meta:image-count="0" meta:object-count="0" meta:page-count="11" meta:paragraph-count="714" meta:word-count="2246" meta:character-count="16007" meta:non-whitespace-character-count="12941"/>
    <meta:user-defined meta:name="Info 1"/>
    <meta:user-defined meta:name="Info 2"/>
    <meta:user-defined meta:name="Info 3"/>
    <meta:user-defined meta:name="Info 4"/>
  </office:meta>
</office:document-meta>
</file>